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fr" fo:country="FR" fo:font-weight="bold" officeooo:rsid="001c7562" officeooo:paragraph-rsid="001c7562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fr" fo:country="FR" fo:font-weight="bold" officeooo:rsid="001c7562" officeooo:paragraph-rsid="001c7562" style:font-weight-asian="bold" style:font-weight-complex="bold"/>
    </style:style>
    <style:style style:name="P3" style:family="paragraph" style:parent-style-name="Standard">
      <style:text-properties fo:language="fr" fo:country="FR" officeooo:rsid="001c7562" officeooo:paragraph-rsid="001c7562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officeooo:rsid="001c7562" officeooo:paragraph-rsid="001c7562"/>
    </style:style>
    <style:style style:name="P5" style:family="paragraph" style:parent-style-name="Standard">
      <style:text-properties fo:language="fr" fo:country="FR" officeooo:paragraph-rsid="001c7562"/>
    </style:style>
    <style:style style:name="P6" style:family="paragraph" style:parent-style-name="Standard">
      <style:text-properties fo:language="fr" fo:country="FR" officeooo:rsid="001da9cf" officeooo:paragraph-rsid="002dd8f0"/>
    </style:style>
    <style:style style:name="P7" style:family="paragraph" style:parent-style-name="Standard">
      <style:text-properties officeooo:paragraph-rsid="001c7562"/>
    </style:style>
    <style:style style:name="P8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rsid="001f3800" officeooo:paragraph-rsid="001f8c97" style:font-size-asian="12pt" style:font-size-complex="12pt"/>
    </style:style>
    <style:style style:name="P9" style:family="paragraph" style:parent-style-name="Standard">
      <style:paragraph-properties fo:margin-top="0in" fo:margin-bottom="0.1965in" loext:contextual-spacing="false"/>
      <style:text-properties fo:language="fr" fo:country="FR" officeooo:rsid="002e7502" officeooo:paragraph-rsid="002e7502" style:font-size-asian="10.5pt"/>
    </style:style>
    <style:style style:name="P10" style:family="paragraph" style:parent-style-name="Standard">
      <style:paragraph-properties fo:margin-top="0in" fo:margin-bottom="0.1965in" loext:contextual-spacing="false"/>
      <style:text-properties fo:language="fr" fo:country="FR" fo:font-weight="bold" officeooo:rsid="002e7502" officeooo:paragraph-rsid="002e968a" style:font-size-asian="10.5pt" style:font-weight-asian="bold" style:font-weight-complex="bold"/>
    </style:style>
    <style:style style:name="P11" style:family="paragraph" style:parent-style-name="Standard">
      <style:text-properties fo:language="fr" fo:country="FR" officeooo:rsid="001f3800" officeooo:paragraph-rsid="001da9cf" style:font-size-asian="10.5pt"/>
    </style:style>
    <style:style style:name="P12" style:family="paragraph" style:parent-style-name="Standard">
      <style:text-properties fo:language="fr" fo:country="FR" officeooo:rsid="001f3800" officeooo:paragraph-rsid="002f4f14" style:font-size-asian="10.5pt"/>
    </style:style>
    <style:style style:name="P13" style:family="paragraph" style:parent-style-name="Standard">
      <style:text-properties fo:language="fr" fo:country="FR" style:text-underline-style="none" officeooo:rsid="002f4f14" officeooo:paragraph-rsid="002f4f14"/>
    </style:style>
    <style:style style:name="P14" style:family="paragraph" style:parent-style-name="Standard">
      <style:text-properties fo:language="fr" fo:country="FR" style:text-underline-style="none" fo:font-weight="bold" officeooo:rsid="002f4f14" officeooo:paragraph-rsid="002f4f14" style:font-weight-asian="bold" style:font-weight-complex="bold"/>
    </style:style>
    <style:style style:name="P15" style:family="paragraph" style:parent-style-name="Standard">
      <style:text-properties fo:language="fr" fo:country="FR" officeooo:rsid="001c7562" officeooo:paragraph-rsid="002f4f14"/>
    </style:style>
    <style:style style:name="P16" style:family="paragraph" style:parent-style-name="Standard">
      <style:text-properties fo:language="fr" fo:country="FR" officeooo:rsid="001da9cf" officeooo:paragraph-rsid="002f4f14"/>
    </style:style>
    <style:style style:name="P17" style:family="paragraph" style:parent-style-name="Standard">
      <style:text-properties fo:language="fr" fo:country="FR" officeooo:paragraph-rsid="002f4f14"/>
    </style:style>
    <style:style style:name="P18" style:family="paragraph" style:parent-style-name="Standard">
      <style:text-properties fo:language="fr" fo:country="FR" fo:font-weight="normal" officeooo:rsid="0031340c" officeooo:paragraph-rsid="0031340c" style:font-weight-asian="normal" style:font-weight-complex="normal"/>
    </style:style>
    <style:style style:name="P19" style:family="paragraph" style:parent-style-name="Standard">
      <style:text-properties officeooo:paragraph-rsid="002f4f14"/>
    </style:style>
    <style:style style:name="P20" style:family="paragraph" style:parent-style-name="Standard">
      <style:text-properties fo:font-weight="normal" officeooo:paragraph-rsid="002f4f14" style:font-weight-asian="normal" style:font-weight-complex="normal"/>
    </style:style>
    <style:style style:name="P21" style:family="paragraph" style:parent-style-name="Standard">
      <style:paragraph-properties fo:margin-top="0in" fo:margin-bottom="0.1965in" loext:contextual-spacing="false"/>
      <style:text-properties fo:language="fr" fo:country="FR" fo:font-weight="bold" officeooo:rsid="002e7502" officeooo:paragraph-rsid="002e968a" style:font-size-asian="10.5pt" style:font-weight-asian="bold" style:font-weight-complex="bold"/>
    </style:style>
    <style:style style:name="P22" style:family="paragraph" style:parent-style-name="Standard">
      <style:paragraph-properties fo:margin-top="0in" fo:margin-bottom="0.1965in" loext:contextual-spacing="false"/>
      <style:text-properties fo:language="fr" fo:country="FR" fo:font-weight="bold" officeooo:rsid="002e7502" officeooo:paragraph-rsid="002ed7f2" style:font-size-asian="10.5pt" style:font-weight-asian="bold" style:font-weight-complex="bold"/>
    </style:style>
    <style:style style:name="P23" style:family="paragraph" style:parent-style-name="Standard">
      <style:paragraph-properties fo:margin-top="0in" fo:margin-bottom="0.1965in" loext:contextual-spacing="false"/>
      <style:text-properties fo:language="fr" fo:country="FR" fo:font-weight="bold" officeooo:rsid="002e7502" officeooo:paragraph-rsid="002f4f14" style:font-size-asian="10.5pt" style:font-weight-asian="bold" style:font-weight-complex="bold"/>
    </style:style>
    <style:style style:name="P24" style:family="paragraph" style:parent-style-name="Standard">
      <style:paragraph-properties fo:margin-top="0in" fo:margin-bottom="0.1965in" loext:contextual-spacing="false"/>
      <style:text-properties fo:language="fr" fo:country="FR" fo:font-weight="normal" officeooo:rsid="002e7502" officeooo:paragraph-rsid="002f4f14" style:font-size-asian="10.5pt" style:font-weight-asian="normal" style:font-weight-complex="normal"/>
    </style:style>
    <style:style style:name="P25" style:family="paragraph" style:parent-style-name="Preformatted_20_Text">
      <style:paragraph-properties fo:margin-top="0in" fo:margin-bottom="0.1965in" loext:contextual-spacing="false"/>
      <style:text-properties officeooo:rsid="001f3800" officeooo:paragraph-rsid="002f4f14" style:font-size-asian="12pt"/>
    </style:style>
    <style:style style:name="P26" style:family="paragraph" style:parent-style-name="Preformatted_20_Text">
      <style:paragraph-properties fo:margin-top="0in" fo:margin-bottom="0.1965in" loext:contextual-spacing="false"/>
      <style:text-properties fo:font-weight="normal" officeooo:rsid="001f3800" officeooo:paragraph-rsid="002f4f14" style:font-size-asian="12pt" style:font-weight-asian="normal" style:font-weight-complex="normal"/>
    </style:style>
    <style:style style:name="T1" style:family="text">
      <style:text-properties officeooo:rsid="001c7562"/>
    </style:style>
    <style:style style:name="T2" style:family="text">
      <style:text-properties fo:language="fr" fo:country="FR" fo:font-weight="bold" officeooo:rsid="001c7562" style:font-weight-asian="bold" style:font-weight-complex="bold"/>
    </style:style>
    <style:style style:name="T3" style:family="text">
      <style:text-properties fo:language="fr" fo:country="FR" fo:font-weight="bold" officeooo:rsid="0031340c" style:font-weight-asian="bold" style:font-weight-complex="bold"/>
    </style:style>
    <style:style style:name="T4" style:family="text">
      <style:text-properties fo:language="fr" fo:country="FR" fo:font-weight="normal" officeooo:rsid="002c3559" style:font-weight-asian="normal" style:font-weight-complex="normal"/>
    </style:style>
    <style:style style:name="T5" style:family="text">
      <style:text-properties fo:language="fr" fo:country="FR" fo:font-weight="normal" officeooo:rsid="0031340c" style:font-weight-asian="normal" style:font-weight-complex="normal"/>
    </style:style>
    <style:style style:name="T6" style:family="text">
      <style:text-properties fo:language="fr" fo:country="FR" officeooo:rsid="001c756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7562" style:font-weight-asian="bold" style:font-weight-complex="bold"/>
    </style:style>
    <style:style style:name="T9" style:family="text">
      <style:text-properties fo:font-weight="bold" officeooo:rsid="001f8c97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c7562" style:font-weight-asian="normal" style:font-weight-complex="normal"/>
    </style:style>
    <style:style style:name="T12" style:family="text">
      <style:text-properties fo:font-weight="normal" officeooo:rsid="002dd8f0" style:font-weight-asian="normal" style:font-weight-complex="normal"/>
    </style:style>
    <style:style style:name="T13" style:family="text">
      <style:text-properties fo:font-weight="normal" officeooo:rsid="002e968a" style:font-weight-asian="normal" style:font-weight-complex="normal"/>
    </style:style>
    <style:style style:name="T14" style:family="text">
      <style:text-properties fo:font-weight="normal" officeooo:rsid="002ed7f2" style:font-weight-asian="normal" style:font-weight-complex="normal"/>
    </style:style>
    <style:style style:name="T15" style:family="text">
      <style:text-properties officeooo:rsid="002a1e7f"/>
    </style:style>
    <style:style style:name="T16" style:family="text">
      <style:text-properties officeooo:rsid="002ed7f2"/>
    </style:style>
    <style:style style:name="T17" style:family="text">
      <style:text-properties officeooo:rsid="0031340c"/>
    </style:style>
    <style:style style:name="T18" style:family="text">
      <style:text-properties style:font-name="Liberation Serif" fo:font-size="12pt" fo:font-weight="bold" style:font-weight-asian="bold" style:font-size-complex="12pt" style:font-weight-complex="bold"/>
    </style:style>
    <style:style style:name="T19" style:family="text">
      <style:text-properties style:font-name="Liberation Serif" fo:font-size="12pt" fo:font-weight="bold" officeooo:rsid="001f8c97" style:font-weight-asian="bold" style:font-size-complex="12pt" style:font-weight-complex="bold"/>
    </style:style>
    <style:style style:name="T20" style:family="text">
      <style:text-properties style:font-name="Liberation Serif" fo:font-size="12pt" fo:font-weight="bold" officeooo:rsid="0031340c" style:font-weight-asian="bold" style:font-size-complex="12pt" style:font-weight-complex="bold"/>
    </style:style>
    <style:style style:name="T21" style:family="text">
      <style:text-properties style:font-name="Liberation Serif" fo:font-size="12pt" fo:font-weight="normal" officeooo:rsid="0031340c" style:font-weight-asian="normal" style:font-size-complex="12pt" style:font-weight-complex="normal"/>
    </style:style>
    <style:style style:name="T22" style:family="text">
      <style:text-properties style:font-name="Liberation Serif" fo:font-size="12pt" officeooo:rsid="001f8c97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UTILISATION D’UN SIMULATEUR</text:p>
      <text:p text:style-name="P3"/>
      <text:p text:style-name="P4">TP<text:span text:style-name="T15">2</text:span> : Norme NMEA</text:p>
      <text:p text:style-name="P4"/>
      <text:p text:style-name="P14">Exercicie 1</text:p>
      <text:p text:style-name="P13"/>
      <text:p text:style-name="P3"><text:span text:style-name="T7">Question 1 :</text:span> <text:span text:style-name="T15">Au bout d’un certain temps, on a une erreur de segmentation de la memoire. Cela veut dire qu’on essaye d’accéder à un espace mémoire qui n’est pas autorisée.</text:span></text:p>
      <text:p text:style-name="P3"/>
      <text:p text:style-name="P7"><text:span text:style-name="T2">Question 2 : </text:span><text:span text:style-name="T4">Signal reçu par le terminal</text:span><text:span text:style-name="T2"> SIGSEGV</text:span></text:p>
      <text:p text:style-name="P3"/>
      <text:p text:style-name="P5"><text:span text:style-name="T8">Question 3 :</text:span><text:span text:style-name="T1"> On arrive pas a ouvrir un repertoire le chemin d’accès est faux. </text:span></text:p>
      <text:p text:style-name="P5"/>
      <text:p text:style-name="P6"><text:span text:style-name="T7">Question 4 : <text:s/></text:span><text:span text:style-name="T11">On arrive </text:span><text:span text:style-name="T12">a pas trouvé</text:span><text:span text:style-name="T11"> la librairie libptmx.so </text:span><text:span text:style-name="T12">et libnmea.so</text:span></text:p>
      <text:p text:style-name="P11"/>
      <text:p text:style-name="P8"><text:span text:style-name="T7">Q</text:span><text:span text:style-name="T9">uestion 5 :</text:span></text:p>
      <text:p text:style-name="P9"><text:span text:style-name="T9">l</text:span><text:span text:style-name="T7">dd </text:span><text:span text:style-name="T10">affiche les bibliothéque partagée d’un programme</text:span></text:p>
      <text:p text:style-name="P10">Question 6 : <text:s/><text:span text:style-name="T13">exporter les librairies utiles avant de run </text:span></text:p>
      <text:p text:style-name="P10">export LD_LIBRARY_PATH=$(pwd)/../lib</text:p>
      <text:p text:style-name="P22">Question <text:span text:style-name="T16">7</text:span> : <text:s/><text:span text:style-name="T14">s et n permettent d’excécuter le programme pas à pas</text:span></text:p>
      <text:p text:style-name="P22"><text:span text:style-name="T16">Question 8 </text:span><text:span text:style-name="T14">: <text:s/></text:span><text:span text:style-name="T13">exporter les librairies utiles avant de run</text:span></text:p>
      <text:p text:style-name="P14">Exercicie 2</text:p>
      <text:p text:style-name="P13"/>
      <text:p text:style-name="P15"><text:span text:style-name="T7">Question 1 :</text:span> <text:span text:style-name="T17">hook.c</text:span></text:p>
      <text:p text:style-name="P15"/>
      <text:p text:style-name="P15">#include &lt;stdlib.h&gt;</text:p>
      <text:p text:style-name="P15">#include &lt;unistd.h&gt;</text:p>
      <text:p text:style-name="P15">#include &lt;fcntl.h&gt;</text:p>
      <text:p text:style-name="P15">#include &lt;signal.h&gt;</text:p>
      <text:p text:style-name="P15">#include &lt;stdio.h&gt;</text:p>
      <text:p text:style-name="P15">#include &lt;errno.h&gt;</text:p>
      <text:p text:style-name="P15">#include &lt;string.h&gt;</text:p>
      <text:p text:style-name="P15"/>
      <text:p text:style-name="P15">int write_vtg(int fd)</text:p>
      <text:p text:style-name="P15">{</text:p>
      <text:p text:style-name="P15">return 0;</text:p>
      <text:p text:style-name="P15">}</text:p>
      <text:p text:style-name="P15"/>
      <text:p text:style-name="P19"><text:span text:style-name="T2">Question 2 : </text:span><text:span text:style-name="T5">Makefille</text:span></text:p>
      <text:p text:style-name="P19"><text:span text:style-name="T2"/></text:p>
      <text:p text:style-name="P20"><text:span text:style-name="T6">SONAME = libhook.so</text:span></text:p>
      <text:p text:style-name="P20"><text:span text:style-name="T6">GCC = gcc</text:span></text:p>
      <text:p text:style-name="P20"><text:span text:style-name="T6"/></text:p>
      <text:p text:style-name="P20"><text:span text:style-name="T6">all : hook</text:span></text:p>
      <text:p text:style-name="P20"><text:span text:style-name="T6"/></text:p>
      <text:p text:style-name="P20"><text:soft-page-break/><text:span text:style-name="T6">hook:</text:span></text:p>
      <text:p text:style-name="P20"><text:span text:style-name="T6"><text:tab/>@echo "TODO : create a shared library with hook.c"</text:span></text:p>
      <text:p text:style-name="P20"><text:span text:style-name="T6"><text:tab/>$(GCC) -g -c -fPIC hook.c -o hook.o</text:span></text:p>
      <text:p text:style-name="P20"><text:span text:style-name="T6"><text:tab/>$(GCC) -g -shared -Wl,-soname,$(SONAME) -o $(SONAME) hook.o</text:span></text:p>
      <text:p text:style-name="P20"><text:span text:style-name="T6"># <text:tab/>cp ptmx.h ../../../include</text:span></text:p>
      <text:p text:style-name="P20"><text:span text:style-name="T6"><text:tab/>mv $(SONAME) ../gps/lib</text:span></text:p>
      <text:p text:style-name="P15"/>
      <text:p text:style-name="P17"><text:span text:style-name="T8">Question 3 :</text:span><text:span text:style-name="T1"> run.sh</text:span></text:p>
      <text:p text:style-name="P17"/>
      <text:p text:style-name="P17">#! /bin/sh</text:p>
      <text:p text:style-name="P17"/>
      <text:p text:style-name="P17">SCRIPT=`readlink -f $0`</text:p>
      <text:p text:style-name="P17">echo `dirname $SCRIPT`</text:p>
      <text:p text:style-name="P17">ROOT_DIR=`dirname $SCRIPT`/../gps</text:p>
      <text:p text:style-name="P17"/>
      <text:p text:style-name="P17"/>
      <text:p text:style-name="P17">export LD_LIBRARY_PATH=$ROOT_DIR/lib</text:p>
      <text:p text:style-name="P17">LD_PRELOAD=libhook.so $ROOT_DIR/bin/gps</text:p>
      <text:p text:style-name="P17">$ROOT_DIR/bin/gps</text:p>
      <text:p text:style-name="P17"/>
      <text:p text:style-name="P16"><text:span text:style-name="T7">Question 4 : <text:s/></text:span></text:p>
      <text:p text:style-name="P16"><text:span text:style-name="T7"/></text:p>
      <text:p text:style-name="P18">$ man printf</text:p>
      <text:p text:style-name="P12"/>
      <text:p text:style-name="P25"><text:span text:style-name="T18">Q</text:span><text:span text:style-name="T19">uestion 5 : </text:span><text:span text:style-name="T21">gestion de signaux</text:span></text:p>
      <text:p text:style-name="P26"><text:span text:style-name="T22">void signals_handler(int signal_number)</text:span></text:p>
      <text:p text:style-name="P26"><text:span text:style-name="T22">{</text:span></text:p>
      <text:p text:style-name="P26"><text:span text:style-name="T22"><text:s text:c="4"/>printf("Signal catched.\n");</text:span></text:p>
      <text:p text:style-name="P26"><text:span text:style-name="T22"><text:s text:c="4"/>ptmxclose(&amp;ptmx);</text:span></text:p>
      <text:p text:style-name="P26"><text:span text:style-name="T22"><text:s text:c="4"/>exit(EXIT_SUCCESS);</text:span></text:p>
      <text:p text:style-name="P26"><text:span text:style-name="T22">}</text:span></text:p>
      <text:p text:style-name="P23">Question 6 : <text:s/></text:p>
      <text:p text:style-name="P24"><text:s text:c="4"/>// signals handler</text:p>
      <text:p text:style-name="P24"><text:s text:c="4"/>struct sigaction action;</text:p>
      <text:p text:style-name="P24"><text:s text:c="4"/>action.sa_handler = signals_handler;</text:p>
      <text:p text:style-name="P24"><text:s text:c="4"/>sigemptyset(&amp; (action.sa_mask));</text:p>
      <text:p text:style-name="P24"><text:s text:c="4"/>action.sa_flags = 0;</text:p>
      <text:p text:style-name="P24"><text:s text:c="4"/>sigaction(SIGINT, &amp; action, NULL);</text:p>
      <text:p text:style-name="P23"><text:soft-page-break/>Question <text:span text:style-name="T16">7</text:span> : <text:s/></text:p>
      <text:p text:style-name="P23"><text:span text:style-name="T16">Question 8 :</text:span><text:span text:style-name="T14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7:52:15.810829949</meta:creation-date>
    <dc:date>2021-04-11T17:16:06.689370685</dc:date>
    <meta:editing-duration>PT4H57M34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3" meta:paragraph-count="62" meta:word-count="260" meta:character-count="1765" meta:non-whitespace-character-count="1512"/>
  </office:meta>
</office:document-meta>
</file>